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8.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1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https://www.universetoday.com/117127/how-do-we-measure-distance-in-the-universe/</text:p>
          </table:table-cell>
          <table:table-cell table:style-name="ce6" office:value-type="string" calcext:value-type="string">
            <text:p>Astronomy educational website</text:p>
          </table:table-cell>
          <table:table-cell table:style-name="ce6" office:value-type="string" calcext:value-type="string">
            <text:p>Article</text:p>
          </table:table-cell>
          <table:table-cell table:style-name="ce6" office:value-type="string" calcext:value-type="string">
            <text:p>Universe Today</text:p>
          </table:table-cell>
          <table:table-cell table:style-name="ce6" office:value-type="string" calcext:value-type="string">
            <text:p><text:s/>Cepheids let you measure distances to nearby galaxies. Out beyond a few dozen megaparsecs, you need another tool: supernovae.</text:p>
          </table:table-cell>
          <table:table-cell table:style-name="ce6" office:value-type="string" calcext:value-type="string">
            <text:p>English</text:p>
          </table:table-cell>
          <table:table-cell table:style-name="ce6" office:value-type="string" calcext:value-type="string">
            <text:p>Cepheids let us measure distances to nearby galaxies, when it is about further galaxies (up to about 1 billion light-years), lets say distances of a few dozen Megaparsecs, Astronomers need to use another tool: type 1A Supernova stars</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9" calcext:value-type="percentage">
            <text:p>90.00%</text:p>
          </table:table-cell>
          <table:table-cell table:number-columns-repeated="14"/>
        </table:table-row>
        <table:table-row table:style-name="ro1">
          <table:table-cell table:style-name="ce5"/>
          <table:table-cell table:style-name="ce8"/>
          <table:table-cell table:style-name="ce11" office:value-type="string" calcext:value-type="string">
            <text:p><text:s/></text:p>
          </table:table-cell>
          <table:table-cell table:style-name="ce8" table:number-columns-repeated="3"/>
          <table:table-cell table:style-name="ce8" office:value-type="string" calcext:value-type="string">
            <text:p><text:s/></text:p>
          </table:table-cell>
          <table:table-cell table:style-name="ce8" table:number-columns-repeated="3"/>
          <table:table-cell table:style-name="ce15"/>
          <table:table-cell table:number-columns-repeated="14"/>
        </table:table-row>
        <table:table-row table:style-name="ro2">
          <table:table-cell table:style-name="ce3" office:value-type="string" calcext:value-type="string">
            <text:p>https://starchild.gsfc.nasa.gov/docs/StarChild/questions/supernovae.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2" office:value-type="string" calcext:value-type="string">
            <text:p>At large distances (up to about 1 billion light-years), astronomers can no longer use methods such as parallax or Cepheid variables. At such large distances, the parallax shift becomes too small and we can no longer even see individual stars in galaxies. Astronomers then turn to a series of methods that use "standard candles", that is, objects whose absolute magnitude is thought to be very well known. Then, by comparing the relative intensity of light observed from the object with that expected based on its assumed absolute magnitude, the inverse square law for light intensity can be used to infer the distance. The unique characteristics and enormous brightness of a certain type of supernova, the explosion which can occur at the end of the main sequence life of a massive star, can be used to determine distances beyond the reach of the previous methods. </text:p>
          </table:table-cell>
          <table:table-cell table:style-name="ce6" office:value-type="string" calcext:value-type="string">
            <text:p>English</text:p>
          </table:table-cell>
          <table:table-cell table:style-name="ce6" office:value-type="string" calcext:value-type="string">
            <text:p>Cepheids let us measure distances to nearby galaxies, when it is about further galaxies (up to about 1 billion light-years), lets say distances of a few dozen Megaparsecs, Astronomers need to use another tool: type 1A Supernova stars</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6"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13:47:07.8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02T13:51:57.884000000</dc:date>
    <meta:editing-duration>PT33M3S</meta:editing-duration>
    <meta:editing-cycles>9</meta:editing-cycles>
    <meta:generator>LibreOffice/5.3.2.2$Windows_x86 LibreOffice_project/6cd4f1ef626f15116896b1d8e1398b56da0d0ee1</meta:generator>
    <meta:document-statistic meta:table-count="1" meta:cell-count="52" meta:object-count="0"/>
  </office:meta>
</office:document-meta>
</file>